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866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2902in"/>
    </style:style>
    <style:style style:name="co6" style:family="table-column">
      <style:table-column-properties fo:break-before="auto" style:column-width="7.87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" style:font-size-asian="6.80000019073486pt" style:language-asian="zxx" style:country-asian="none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1" fo:font-size="10pt" fo:font-weight="normal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office:value-type="string">
            <text:p>Summary</text:p>
          </table:table-cell>
          <table:table-cell table:style-name="ce6" table:number-columns-repeated="2"/>
          <table:table-cell table:style-name="ce1" table:number-columns-repeated="242"/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Wilie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32685">43268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Using brltty can consume all the CPU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F METABUG</text:p>
          </table:table-cell>
          <table:table-cell/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Firefox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anie</text:p>
          </table:table-cell>
          <table:table-cell office:value-type="string">
            <text:p>GNOME 2.19.5</text:p>
          </table:table-cell>
          <table:table-cell table:style-name="ce3" office:value-type="string">
            <text:p><text:a xlink:href="http://bugzilla.gnome.org/show_bug.cgi?id=407941">407941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Infer labels for objects in HTML conten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anie</text:p>
          </table:table-cell>
          <table:table-cell/>
          <table:table-cell table:style-name="ce3" office:value-type="string">
            <text:p><text:a xlink:href="http://bugzilla.gnome.org/show_bug.cgi?id=407663">40766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Support the "Find" operation in Firefox bet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anie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23534">423534</text:a>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[blocked] structural navigation should not get stuck on slashdot.or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.01">
            <text:p>4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2432">43243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Activate action fails on multi-line entries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table:style-name="ce3" office:value-type="string">
            <text:p><text:a xlink:href="http://bugzilla.gnome.org/show_bug.cgi?id=411261">41126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ome HTML constructs cause Orca to say just "Link" when arrowing up and down by lin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12677">412677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Navigation to links with { overflow:hidden } stylesheet results in bad behavio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23435">4234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is too chatty when loading a page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Default" office:value-type="string">
            <text:p><text:a xlink:href="http://bugzilla.gnome.org/show_bug.cgi?id=414762">41476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ontrol Home/End, Up/Down Arrow don't always work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oanie</text:p>
          </table:table-cell>
          <table:table-cell office:value-type="string">
            <text:p>GNOME 2.19.4</text:p>
          </table:table-cell>
          <table:table-cell table:style-name="Default" office:value-type="string">
            <text:p><text:a xlink:href="http://bugzilla.gnome.org/show_bug.cgi?id=423427">42342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eed to add form field structural navigation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table:style-name="Default" office:value-type="string">
            <text:p><text:a xlink:href="http://bugzilla.gnome.org/show_bug.cgi?id=416971">41697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or braille numbers/bullets of list items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oanie</text:p>
          </table:table-cell>
          <table:table-cell/>
          <table:table-cell table:style-name="Default" office:value-type="string">
            <text:p><text:a xlink:href="http://bugzilla.gnome.org/show_bug.cgi?id=422924">42292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Add more support for accessing HTML tables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illie</text:p>
          </table:table-cell>
          <table:table-cell office:value-type="string">
            <text:p>GNOME 2.19.90</text:p>
          </table:table-cell>
          <table:table-cell table:style-name="ce3" office:value-type="string">
            <text:p><text:a xlink:href="http://bugzilla.gnome.org/show_bug.cgi?id=423348">42334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upport DHTML, AJAX, ARIA in Firefox/Geck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illie/Solaris</text:p>
          </table:table-cell>
          <table:table-cell/>
          <table:table-cell table:style-name="Default" office:value-type="string">
            <text:p><text:a xlink:href="http://bugzilla.gnome.org/show_bug.cgi?id=423354">42335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Keyboard navigation broken on http://www.blindcooltech.com/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8025">42802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Links should not be spoken twice when down arrowing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8114">42811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sometimes misidentifies combo box contents as the name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4657">41465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Linked headings should be announced as both heading and link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4738">41473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Flat review in Firefox doesn't start at caret positio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6360">42636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ayAll is broken in Firef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1.01">
            <text:p>21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323">43332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does not show the tabs list in Firefox 3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6017">41601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FF3 and Orca error reading a page foo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01">
            <text:p>22.01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2661">41266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Gecko.py: determine isUselessObject vs. isLayoutOnly relationship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03">
            <text:p>22.03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5812">41581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sometimes provides incorrect information regarding table header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04">
            <text:p>22.04</text:p>
          </table:table-cell>
          <table:table-cell table:number-columns-repeated="2"/>
          <table:table-cell table:style-name="Default" office:value-type="string">
            <text:p><text:a xlink:href="http://bugzilla.gnome.org/show_bug.cgi?id=420540">42054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Firefox keyboard control wish list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05">
            <text:p>22.05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5">4191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ables with column headers have accessibility issu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ich</text:p>
          </table:table-cell>
          <table:table-cell office:value-type="string">
            <text:p>GNOME 2.19.90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pending] sayAll should be done by sentence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illie</text:p>
          </table:table-cell>
          <table:table-cell office:value-type="string">
            <text:p>GNOME 2.19.1</text:p>
          </table:table-cell>
          <table:table-cell table:style-name="ce3" office:value-type="string">
            <text:p><text:a xlink:href="http://bugzilla.gnome.org/show_bug.cgi?id=412200">412200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Orca L10N / Translation issu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table:style-name="Default" office:value-type="string">
            <text:p><text:a xlink:href="http://bugzilla.gnome.org/show_bug.cgi?id=412837">4128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needs test code coverage reportin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table:style-name="Default" office:value-type="string">
            <text:p><text:a xlink:href="http://bugzilla.gnome.org/show_bug.cgi?id=415061">415061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regression test results should be repeata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ynn</text:p>
          </table:table-cell>
          <table:table-cell/>
          <table:table-cell table:style-name="Default" office:value-type="string">
            <text:p><text:a xlink:href="http://bugzilla.gnome.org/show_bug.cgi?id=416332">41633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test coverage needs to be extende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8.01">
            <text:p>28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655">43365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's structural navigation should wrap at the end of a pag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8640">36864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llow user to optionally ignore or be notified of tool tip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[requirement] Automatic presentation of "balloon" type messag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.1">
            <text:p>30.1</text:p>
          </table:table-cell>
          <table:table-cell office:value-type="string">
            <text:p>Lynn</text:p>
          </table:table-cell>
          <table:table-cell/>
          <table:table-cell table:style-name="Default" office:value-type="string">
            <text:p><text:a xlink:href="http://bugzilla.gnome.org/show_bug.cgi?id=420324">420324</text:a></text:p>
          </table:table-cell>
          <table:table-cell office:value-type="string">
            <text:p>nor </text:p>
          </table:table-cell>
          <table:table-cell office:value-type="string">
            <text:p>Nor</text:p>
          </table:table-cell>
          <table:table-cell office:value-type="string">
            <text:p>Problems building Access Bridge v1.5.0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.5">
            <text:p>30.5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0278">43027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The Where_Am_I script does not work in most application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404411">40441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penOffice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blocked] Items in OOo's Navigator window are not always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access to tree item level and state in OOo Navigato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3909">41390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Joan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6" table:number-columns-repeated="2"/>
          <table:table-cell table:style-name="ce1" table:number-columns-repeated="24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feedback in OOo when a command changes attribut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0.01">
            <text:p>40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401">43340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"Frozen" cells seems to interfere with setting dynamic headers in Calc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2252">41225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Oo Writer crash when using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1.01">
            <text:p>41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398">43339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does not provide access to the state of checked menu items in OO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9390">42939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Braille stays on current line after pressing return at end of line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26010">42601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Implement verbalized links in OO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can not detect miss-spelled words on the fly in Openoffic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4.5">
            <text:p>44.5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1030">431030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Cannot use keyboard to navigate gnome-panel notification are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72273">372273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ability to configure app-specific settings via GUI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5.1">
            <text:p>45.1</text:p>
          </table:table-cell>
          <table:table-cell office:value-type="string">
            <text:p>Rich</text:p>
          </table:table-cell>
          <table:table-cell office:value-type="string">
            <text:p>GNOME 2.19.2</text:p>
          </table:table-cell>
          <table:table-cell table:style-name="Default" office:value-type="string">
            <text:p><text:a xlink:href="http://bugzilla.gnome.org/show_bug.cgi?id=433146">43314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ability to configure app-unique settings via GUI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indicate selected text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6.01">
            <text:p>46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600">43460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ursor routing problem in gedi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9">41913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Gnome Screen saver password dialog not accessi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Watched Objec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Bookmarked Objec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0.5">
            <text:p>50.5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0402">43040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unable to speak last character of each "sentence" when doing a sayAll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table:style-name="Default" office:value-type="string">
            <text:p><text:a xlink:href="http://bugzilla.gnome.org/show_bug.cgi?id=423323">423323</text:a>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office:value-type="string">
            <text:p>[blocked] Thunderbird 3.0-a1 crashes every time I close a messag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  <table:table-cell table:style-name="ce3" office:value-type="string">
            <text:p><text:a xlink:href="http://bugzilla.gnome.org/show_bug.cgi?id=423346">4233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volution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Text selection in Evolution "New Message" text area is not repor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  <table:table-cell table:style-name="Default" office:value-type="string">
            <text:p><text:a xlink:href="http://bugzilla.gnome.org/show_bug.cgi?id=422487">42248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Ability to jump to the start of the message in Evolution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4149">42414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volution mail message window inconsistent with item selected in mail header list. 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backspaced characters in certain dialog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1.01">
            <text:p>61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8287">41828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reat words separated by non-breaking spaces as a single word in OO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1.5">
            <text:p>61.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742">41974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it the ability to switch language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Create a GUI interface to the pronunciation dictionary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5563">425563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structural navigation of PDF documen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3436">42343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RealPlayer doesn't seem to work well with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658">40765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annot access status bar information in Gedi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Distinguish Q and BLOCKQUOTE in (X)HTML conten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Key echo missing alpha numeric and punctuation key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Rich</text:p>
          </table:table-cell>
          <table:table-cell/>
          <table:table-cell table:style-name="Default" office:value-type="string">
            <text:p><text:a xlink:href="http://bugzilla.gnome.org/show_bug.cgi?id=422475">42247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peak the word deleted if You enter Control-Backspac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ich</text:p>
          </table:table-cell>
          <table:table-cell office:value-type="string">
            <text:p>GNOME 2.18!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nor</text:p>
          </table:table-cell>
          <table:table-cell office:value-type="string">
            <text:p>Hig</text:p>
          </table:table-cell>
          <table:table-cell office:value-type="string">
            <text:p>Thunderbird Metabu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28">4097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repeats mouse-selected text numerous times in thunderbird</text:p>
          </table:table-cell>
          <table:table-cell table:number-columns-repeated="24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36">40973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Orca does not announce the beginning of strings pasted into thunderbird</text:p>
          </table:table-cell>
          <table:table-cell table:number-columns-repeated="244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number-columns-repeated="244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3.0 add-on dialog buttons not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6.01">
            <text:p>76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2308">43230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roblem with Evolution and threads always speaking "expanded 0 items"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GNOME 2.18!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Opening URL in Freeloader hangs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NO ID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Accessible Installation of Solaris Expres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12100">41210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Text selection in Firefox fails when Orca controls the care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upport per-URL Scrip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0.01">
            <text:p>80.01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23">41912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dified speech settings do not change immediately in preferences dialo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10088">41008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etworkManager applet not spoken when network is disconnecte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announces incorrect info in Deskbar Apple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31">4097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peak text selected by the mous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3.01">
            <text:p>83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564">43456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 wish for flat review to be able to move in smallish incremen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The performance of orca full screen magnification is not good.</text:p>
          </table:table-cell>
          <table:table-cell table:number-columns-repeated="24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failed to exit after stopping the full screen mag.</text:p>
          </table:table-cell>
          <table:table-cell table:number-columns-repeated="24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office:value-type="string">
            <text:p>Orca crashes and magnifier hangs if user enables the magnifier.</text:p>
          </table:table-cell>
          <table:table-cell table:number-columns-repeated="24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macspeak speech factory doesn't always shutdown/restart correctly</text:p>
          </table:table-cell>
          <table:table-cell table:number-columns-repeated="24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Orca skipped one line of web content in flatreview mode.</text:p>
          </table:table-cell>
          <table:table-cell table:number-columns-repeated="244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kiga conversation message cannot be read by orca</text:p>
          </table:table-cell>
          <table:table-cell table:number-columns-repeated="244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gnome-system-monitor "Resources" tab is inaccessible</text:p>
          </table:table-cell>
          <table:table-cell table:number-columns-repeated="244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Previous link in desktop helper can not be read by orca.</text:p>
          </table:table-cell>
          <table:table-cell table:number-columns-repeated="244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number-columns-repeated="244"/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Oo Writer Save As Encoded Text throws up a dialog that is not properly spoken</text:p>
          </table:table-cell>
          <table:table-cell table:number-columns-repeated="244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an not use agenda wizard in OpenOffice.org</text:p>
          </table:table-cell>
          <table:table-cell table:number-columns-repeated="244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all buttons in openoffice database table creation wizzard</text:p>
          </table:table-cell>
          <table:table-cell table:number-columns-repeated="244"/>
        </table:table-row>
        <table:table-row table:style-name="ro1">
          <table:table-cell office:value-type="float" office:value="95.01">
            <text:p>95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7876">42787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hangs in linphone and ekiga soft phone</text:p>
          </table:table-cell>
          <table:table-cell table:number-columns-repeated="24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upport multi-lingual text.</text:p>
          </table:table-cell>
          <table:table-cell table:number-columns-repeated="24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's default synthesis engine choice should take language into account</text:p>
          </table:table-cell>
          <table:table-cell table:number-columns-repeated="24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Orca should provide a means to quickly set often-used preferences</text:p>
          </table:table-cell>
          <table:table-cell table:number-columns-repeated="244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standard print dialog, printer table items not always spoken/displayed</text:p>
          </table:table-cell>
          <table:table-cell table:number-columns-repeated="24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Grade 2 Braille</text:p>
          </table:table-cell>
          <table:table-cell table:number-columns-repeated="244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Braille: Effective presentation of white space.</text:p>
          </table:table-cell>
          <table:table-cell table:number-columns-repeated="244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Text selection from braille input device</text:p>
          </table:table-cell>
          <table:table-cell table:number-columns-repeated="24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a11y] time-admin time servers table is not accessible.</text:p>
          </table:table-cell>
          <table:table-cell table:number-columns-repeated="244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GNOME 2.20</text:p>
          </table:table-cell>
          <table:table-cell table:style-name="Default" office:value-type="string">
            <text:p><text:a xlink:href="http://bugzilla.gnome.org/show_bug.cgi?id=424528">42452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nucash.</text:p>
          </table:table-cell>
          <table:table-cell table:number-columns-repeated="244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GNOME 2.20</text:p>
          </table:table-cell>
          <table:table-cell table:style-name="Default" office:value-type="string">
            <text:p><text:a xlink:href="http://bugzilla.gnome.org/show_bug.cgi?id=424531">4245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Rhythmbox.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number-columns-repeated="244"/>
        </table:table-row>
        <table:table-row table:style-name="ro1">
          <table:table-cell office:value-type="float" office:value="106.01">
            <text:p>106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654">43465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skips a line in flat review mode or with braille navigation (braille up / down).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Blank lines are not announced as blank lines in gnome-terminal</text:p>
          </table:table-cell>
          <table:table-cell table:number-columns-repeated="244"/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Orca should provide support for general audio</text:p>
          </table:table-cell>
          <table:table-cell table:number-columns-repeated="244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Audio cues when crossing line boundaries</text:p>
          </table:table-cell>
          <table:table-cell table:number-columns-repeated="244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ext from text boxes not reported all the time in java applications</text:p>
          </table:table-cell>
          <table:table-cell table:number-columns-repeated="244"/>
        </table:table-row>
        <table:table-row table:style-name="ro1">
          <table:table-cell office:value-type="float" office:value="110.01">
            <text:p>110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951">43395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aking changes in the Orca Preferences dialog resets the caretContext in Firefox</text:p>
          </table:table-cell>
          <table:table-cell table:number-columns-repeated="24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704">40770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jedit does not speak or braille text in composition area</text:p>
          </table:table-cell>
          <table:table-cell table:number-columns-repeated="244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4529">42452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Planner.</text:p>
          </table:table-cell>
          <table:table-cell table:number-columns-repeated="244"/>
        </table:table-row>
        <table:table-row table:style-name="ro1">
          <table:table-cell office:value-type="float" office:value="112.01">
            <text:p>112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6">41913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1">
          <table:table-cell office:value-type="float" office:value="112.02">
            <text:p>112.02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7">4191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1">
          <table:table-cell office:value-type="float" office:value="112.03">
            <text:p>112.03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38">41913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number-columns-repeated="244"/>
        </table:table-row>
        <table:table-row table:style-name="ro1">
          <table:table-cell office:value-type="float" office:value="112.04">
            <text:p>112.04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594">434594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status of controls not shown by orca in flat review mode</text:p>
          </table:table-cell>
          <table:table-cell table:number-columns-repeated="24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GUI support for the new customizable text-attribute feature</text:p>
          </table:table-cell>
          <table:table-cell table:number-columns-repeated="244"/>
        </table:table-row>
        <table:table-row table:style-name="ro1">
          <table:table-cell office:value-type="float" office:value="113.01">
            <text:p>113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1531">4315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support for user-configurable character naming</text:p>
          </table:table-cell>
          <table:table-cell table:number-columns-repeated="244"/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4522">42452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a bittorrent client.</text:p>
          </table:table-cell>
          <table:table-cell table:number-columns-repeated="244"/>
        </table:table-row>
        <table:table-row table:style-name="ro1">
          <table:table-cell office:value-type="float" office:value="114.01">
            <text:p>114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2674">43267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In password entries, Orca should respect key echo settings and say "star" for the inserted characters</text:p>
          </table:table-cell>
          <table:table-cell table:number-columns-repeated="244"/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3804">36380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ability to turn off coordinate announcement when navigating in Calc</text:p>
          </table:table-cell>
          <table:table-cell table:number-columns-repeated="24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Verbalized caps</text:p>
          </table:table-cell>
          <table:table-cell table:number-columns-repeated="244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the ability to change the color of the flat review rectangle</text:p>
          </table:table-cell>
          <table:table-cell table:number-columns-repeated="24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2656">41265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Refactor speech generators to provide ACSS per strin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4525">42452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nome-blogger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repeats "Location:" info repeatedly in Nautilus File Browser Dialog</text:p>
          </table:table-cell>
          <table:table-cell table:number-columns-repeated="244"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44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GNOME 2.20?</text:p>
          </table:table-cell>
          <table:table-cell table:style-name="Default" office:value-type="string">
            <text:p><text:a xlink:href="http://bugzilla.gnome.org/show_bug.cgi?id=424524">42452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ftp.</text:p>
          </table:table-cell>
          <table:table-cell table:number-columns-repeated="24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rash at start</text:p>
          </table:table-cell>
          <table:table-cell table:number-columns-repeated="244"/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rrowing past last character at end of line in Orca results in no speech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nth view is inaccessible in Evolution calendar.</text:p>
          </table:table-cell>
          <table:table-cell table:number-columns-repeated="244"/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Toggle between logical and screen braille presentations.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office:value-type="string">
            <text:p>Unable to change voice in application specif settings file.</text:p>
          </table:table-cell>
          <table:table-cell table:number-columns-repeated="244"/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a command for identifying the default button within a dialog</text:p>
          </table:table-cell>
          <table:table-cell table:number-columns-repeated="244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SayAll of dialogs (versus just a single text area)</text:p>
          </table:table-cell>
          <table:table-cell table:number-columns-repeated="244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utomatic documentation for keybinds script.</text:p>
          </table:table-cell>
          <table:table-cell table:number-columns-repeated="244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number-columns-repeated="244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8430">40843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647">40764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dicate the tree level of items in the Gaim (post 2.0 beta 3.1) buddy list</text:p>
          </table:table-cell>
          <table:table-cell table:number-columns-repeated="244"/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Flatreview doesn't work in gnome-about panel.</text:p>
          </table:table-cell>
          <table:table-cell table:number-columns-repeated="244"/>
        </table:table-row>
        <table:table-row table:style-name="ro1">
          <table:table-cell office:value-type="float" office:value="136.01">
            <text:p>136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3802">43380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prints warnings when Firefox starts</text:p>
          </table:table-cell>
          <table:table-cell table:number-columns-repeated="244"/>
        </table:table-row>
        <table:table-row table:style-name="ro1">
          <table:table-cell office:value-type="float" office:value="136.01">
            <text:p>136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4780">43478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provide access to text attributes in Firefox</text:p>
          </table:table-cell>
          <table:table-cell table:number-columns-repeated="244"/>
        </table:table-row>
        <table:table-row table:style-name="ro1">
          <table:table-cell office:value-type="float" office:value="136.02">
            <text:p>136.02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2359">41235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Better integration with bug buddy.</text:p>
          </table:table-cell>
          <table:table-cell table:number-columns-repeated="244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number-columns-repeated="244"/>
        </table:table-row>
        <table:table-row table:style-name="ro1">
          <table:table-cell office:value-type="float" office:value="137.01">
            <text:p>137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23440">42344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Permit reloading of scripts while Orca is running</text:p>
          </table:table-cell>
          <table:table-cell table:number-columns-repeated="244"/>
        </table:table-row>
        <table:table-row table:style-name="ro1">
          <table:table-cell office:value-type="float" office:value="137.02">
            <text:p>137.02</text:p>
          </table:table-cell>
          <table:table-cell table:number-columns-repeated="2"/>
          <table:table-cell table:style-name="Default" office:value-type="string">
            <text:p><text:a xlink:href="http://bugzilla.gnome.org/show_bug.cgi?id=381455">38145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does not present labels around dialog text entries</text:p>
          </table:table-cell>
          <table:table-cell table:number-columns-repeated="244"/>
        </table:table-row>
        <table:table-row table:style-name="ro1">
          <table:table-cell office:value-type="float" office:value="137.04">
            <text:p>137.04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5201">41520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1">
          <table:table-cell office:value-type="float" office:value="137.06">
            <text:p>137.06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31418">431418</text:a></text:p>
          </table:table-cell>
          <table:table-cell office:value-type="string">
            <text:p>tri</text:p>
          </table:table-cell>
          <table:table-cell office:value-type="string">
            <text:p>Low</text:p>
          </table:table-cell>
          <table:table-cell office:value-type="string">
            <text:p>Orca abruptly terminates if it wants to open debug.out in a directory that it doesn't have write permission for.</text:p>
          </table:table-cell>
          <table:table-cell table:number-columns-repeated="244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dd feature to notify user when a new version is available</text:p>
          </table:table-cell>
          <table:table-cell table:number-columns-repeated="244"/>
        </table:table-row>
        <table:table-row table:style-name="ro1">
          <table:table-cell office:value-type="float" office:value="138.01">
            <text:p>138.01</text:p>
          </table:table-cell>
          <table:table-cell/>
          <table:table-cell office:value-type="string">
            <text:p>TBS</text:p>
          </table:table-cell>
          <table:table-cell table:style-name="Default" office:value-type="string">
            <text:p><text:a xlink:href="http://bugzilla.gnome.org/show_bug.cgi?id=419142">4191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number-columns-repeated="244"/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4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1">
          <table:table-cell office:value-type="float" office:value="140.01">
            <text:p>140.0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19752">319752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Orca should support multiline braille displays</text:p>
          </table:table-cell>
          <table:table-cell table:number-columns-repeated="244"/>
        </table:table-row>
        <table:table-row table:style-name="ro2" table:number-rows-repeated="65364">
          <table:table-cell table:number-columns-repeated="251"/>
        </table:table-row>
        <table:table-row table:style-name="ro2">
          <table:table-cell table:number-columns-repeated="251"/>
        </table:table-row>
      </table:table>
      <table:database-ranges>
        <table:database-range table:target-range-address="Sheet1.A1:Sheet1.G1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1">05/01/2007</text:date>, <text:time>12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Willie Walker</meta:initial-creator>
    <meta:creation-date>2007-02-11T13:18:15</meta:creation-date>
    <dc:creator>Mike Pedersen</dc:creator>
    <dc:date>2007-05-01T12:00:49</dc:date>
    <meta:printed-by>Willie Walker</meta:printed-by>
    <meta:print-date>2007-03-27T09:08:39</meta:print-date>
    <dc:language>en-US</dc:language>
    <meta:editing-cycles>167</meta:editing-cycles>
    <meta:editing-duration>P4DT2H3M0S</meta:editing-duration>
    <meta:user-defined meta:name="Info 1"/>
    <meta:user-defined meta:name="Info 2"/>
    <meta:user-defined meta:name="Info 3"/>
    <meta:user-defined meta:name="Info 4"/>
    <meta:document-statistic meta:table-count="1" meta:cell-count="1097"/>
  </office:meta>
</office:document-meta>
</file>